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style:snap-to-layout-grid="false"/>
    </style:style>
    <style:style style:name="P4" style:family="paragraph" style:parent-style-name="Standard">
      <style:paragraph-properties fo:line-height="100%"/>
      <style:text-properties fo:font-size="8pt" style:font-size-asian="8pt"/>
    </style:style>
    <style:style style:name="P5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6" style:family="paragraph" style:parent-style-name="Standard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fo:font-size="12pt" fo:font-weight="bold" style:font-size-asian="12pt" style:font-weight-asian="bold" style:font-size-complex="12pt"/>
    </style:style>
    <style:style style:name="P19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002cm" fo:margin-right="0cm" fo:text-align="justify" style:justify-single-word="false" fo:text-indent="0cm" style:auto-text-indent="false"/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7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8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9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2.524cm" fo:margin-right="0cm" fo:line-height="100%" fo:text-indent="0.076cm" style:auto-text-indent="false"/>
    </style:style>
    <style:style style:name="P31" style:family="paragraph" style:parent-style-name="Standard">
      <style:paragraph-properties fo:margin-left="0.686cm" fo:margin-right="0cm" fo:line-height="100%" fo:text-indent="0cm" style:auto-text-indent="false"/>
    </style:style>
    <style:style style:name="P32" style:family="paragraph" style:parent-style-name="Standard">
      <style:paragraph-properties fo:margin-left="0.811cm" fo:margin-right="0cm" fo:line-height="96%" fo:text-indent="-0.75cm" style:auto-text-indent="false"/>
    </style:style>
    <style:style style:name="P33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4" style:family="paragraph" style:parent-style-name="Standard">
      <style:paragraph-properties fo:margin-left="0.002cm" fo:margin-right="3.244cm" fo:text-indent="0cm" style:auto-text-indent="false"/>
    </style:style>
    <style:style style:name="P35" style:family="paragraph" style:parent-style-name="Standard">
      <style:paragraph-properties fo:margin-left="0.811cm" fo:margin-right="0cm" fo:line-height="100%" fo:text-indent="-0.81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>
      <style:paragraph-properties fo:margin-left="0.436cm" fo:margin-right="0cm" fo:line-height="100%" fo:text-indent="0cm" style:auto-text-indent="false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</style:style>
    <style:style style:name="P42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5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8" style:family="paragraph" style:parent-style-name="Standard">
      <style:paragraph-properties fo:margin-left="0.182cm" fo:margin-right="0cm" fo:line-height="100%" fo:text-indent="0cm" style:auto-text-indent="false"/>
    </style:style>
    <style:style style:name="P49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0.051cm" fo:margin-right="0cm" fo:line-height="100%" fo:text-indent="0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7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8" style:family="text">
      <style:text-properties style:font-name="Arial" fo:font-size="10pt" style:font-name-asian="Arial" style:font-size-asian="10pt" style:font-name-complex="Arial"/>
    </style:style>
    <style:style style:name="T9" style:family="text">
      <style:text-properties style:font-name="Arial" fo:font-weight="bold" style:font-name-asian="Arial" style:font-weight-asian="bold" style:font-name-complex="Arial"/>
    </style:style>
    <style:style style:name="T10" style:family="text">
      <style:text-properties style:font-name="Arial" fo:font-size="9pt" style:font-name-asian="Arial" style:font-size-asian="9pt" style:font-name-complex="Arial"/>
    </style:style>
    <style:style style:name="T11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fo:font-size="10pt" fo:font-weight="bold" style:font-size-asian="10pt" style:font-weight-asian="bold" style:font-size-complex="10pt"/>
    </style:style>
    <style:style style:name="T14" style:family="text">
      <style:text-properties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ECRETARÍA DE LA DEFENSA NACIONAL.</text:p>
      <text:p text:style-name="P4"><text:s/><text:bookmark text:name="_GoBack"/></text:p>
      <text:list xml:id="list303394026" text:style-name="WW8Num1">
        <text:list-item>
          <text:p text:style-name="P20">DIR. GRAL. EDUC. MIL. Y <text:tab/> <text:s text:c="226"/>ESC. MIL. DE INGS.</text:p>
        </text:list-item>
      </text:list>
      <text:p text:style-name="P21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3">SECUENCIA DIDÁCTICA No. 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2">(E) Unidad de aprendizaje: </text:p>
          </table:table-cell>
          <table:covered-table-cell/>
          <table:table-cell table:style-name="Tabla1.A3" table:number-columns-spanned="5" office:value-type="string">
            <text:p text:style-name="P23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2">II. VARIABLES ALEATORI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25">2.1 REDACTA EN MEDIA CUARTILLA LA DEFINICION DE VARIABLE ALEATORIA DISCRETA Y DARA UN EJEMPLO DE FENOMENO QUE PRESENTE ESTE TIPO DE VARIABLE.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4"><text:s/></text:p>
            <text:p text:style-name="P17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9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5">Campo Militar No. 1-K, Lomas de San Isidro, México, <text:s/>Viernes 19 de marz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30"><text:span text:style-name="T5">(J) Situación problema: (conflicto cognitivo</text:span><text:span text:style-name="T9">)</text:span><text:span text:style-name="T1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8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7">¿Qué tan bien comprende el discente el concepto de variable aleatoria discreta?</text:p>
            <text:p text:style-name="P1"><text:span text:style-name="T5">¿Qué tan bien identifica el discente situaciones de ingeniería en las que existen variables aleatorias discreta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28"><text:span text:style-name="T7">EMPLEA LAS PROPIEDADES DE LAS DIFERENTES VARIABLES ALEATORIAS EN LA RESOLUCION DE PROBLEMAS</text:span><text:span text:style-name="T5">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8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1"><text:span text:style-name="T5">(L) Metodología a desarrollar:</text:span><text:span text:style-name="T10"> </text:span></text:p>
          </table:table-cell>
          <table:table-cell table:style-name="Tabla1.A3" table:number-columns-spanned="3" office:value-type="string">
            <text:p text:style-name="P32"><text:span text:style-name="T5">(M) Actividades del Mediador: </text:span></text:p>
            <text:p text:style-name="P27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3">(N) Actividades del estudiante: </text:p>
            <text:p text:style-name="P27"><text:s/></text:p>
          </table:table-cell>
          <table:covered-table-cell/>
          <table:table-cell table:style-name="Tabla1.A3" table:number-columns-spanned="3" office:value-type="string">
            <text:p text:style-name="P26">(O) Recursos: </text:p>
            <text:p text:style-name="P34"><text:span text:style-name="T11"><text:s/></text:span><text:s/></text:p>
          </table:table-cell>
          <table:covered-table-cell/>
          <table:covered-table-cell/>
          <table:table-cell table:style-name="Tabla1.A1" office:value-type="string">
            <text:p text:style-name="P35"><text:span text:style-name="T5">(P) Indicadores de desempeño:</text:span><text:span text:style-name="T12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/>
            <text:p text:style-name="P36">Método Expositivo.</text:p>
            <text:p text:style-name="P36"/>
            <text:p text:style-name="P37"><text:span text:style-name="T1">Técnica de Explicación Oral.</text:span></text:p>
          </table:table-cell>
          <table:table-cell table:style-name="Tabla1.B13" table:number-rows-spanned="3" table:number-columns-spanned="3" office:value-type="string">
            <text:list xml:id="list220250821" text:style-name="WW8Num7">
              <text:list-item>
                <text:p text:style-name="P39">Se menciona el propósito del tema.</text:p>
              </text:list-item>
              <text:list-item>
                <text:p text:style-name="P40">Se realizan las preguntas del Conflicto Cognitivo. </text:p>
              </text:list-item>
              <text:list-item>
                <text:p text:style-name="P40">Se dan las instrucciones pertinentes sobre las estrategias de trabajo.</text:p>
              </text:list-item>
              <text:list-item>
                <text:p text:style-name="P38"><text:span text:style-name="T11">Se da realimentación sobre el trabajo realizado, al personal discente</text:span><text:span text:style-name="T6">.</text:span></text:p>
              </text:list-item>
            </text:list>
          </table:table-cell>
          <table:covered-table-cell/>
          <table:covered-table-cell/>
          <table:table-cell table:style-name="Tabla1.E11" table:number-columns-spanned="2" office:value-type="string">
            <text:p text:style-name="P26">Identifica y ejemplifica el concepto de variable aleatoria discreta en situaciones de ingeniería.</text:p>
          </table:table-cell>
          <table:covered-table-cell/>
          <table:table-cell table:style-name="Tabla1.G11" table:number-columns-spanned="3" office:value-type="string">
            <text:list xml:id="list1022960781" text:style-name="WW8Num5">
              <text:list-item>
                <text:p text:style-name="P42">Pintarrón</text:p>
              </text:list-item>
              <text:list-item>
                <text:p text:style-name="P42">Marcadores para pintarrón</text:p>
              </text:list-item>
              <text:list-item>
                <text:p text:style-name="P42">Videoproyector</text:p>
              </text:list-item>
              <text:list-item>
                <text:p text:style-name="P41"><text:span text:style-name="T1">Internet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4859542782648" text:continue-numbering="true" text:style-name="WW8Num5">
              <text:list-item>
                <text:p text:style-name="P44">Capacidad de abstracción.</text:p>
              </text:list-item>
              <text:list-item>
                <text:p text:style-name="P44">Capacidad de análisis.</text:p>
              </text:list-item>
              <text:list-item>
                <text:p text:style-name="P43">Creatividad.</text:p>
              </text:list-item>
              <text:list-item>
                <text:p text:style-name="P43">Trabajo colaborativo.</text:p>
              </text:list-item>
              <text:list-item>
                <text:p text:style-name="P43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3"/>
          </table:table-cell>
          <table:covered-table-cell/>
          <table:table-cell table:style-name="Tabla1.A3" table:number-columns-spanned="3" office:value-type="string">
            <text:p text:style-name="P45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3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1498925303" text:style-name="WW8Num3">
              <text:list-item>
                <text:p text:style-name="P46"><text:span text:style-name="T11">120 minutos en total.</text:span></text:p>
              </text:list-item>
              <text:list-item>
                <text:p text:style-name="P47">20 minutos de receso intercalados</text:p>
              </text:list-item>
              <text:list-item>
                <text:p text:style-name="P47"><text:soft-page-break/>5 minutos de encuadre.</text:p>
              </text:list-item>
              <text:list-item>
                <text:p text:style-name="P47">5 minutos para explicar el desarrollo de la dinámica de trabajo.</text:p>
              </text:list-item>
              <text:list-item>
                <text:p text:style-name="P47">25 minutos para dar retroalimentación sobre las tareas y evidencias desarrolladas por los discentes en las clases anteriores.</text:p>
              </text:list-item>
              <text:list-item>
                <text:p text:style-name="P47">50 minutos para la resolución de problemas en los que se utilicen variables aleatorias discretas.</text:p>
              </text:list-item>
              <text:list-item>
                <text:p text:style-name="P47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9">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2">Metacomprensión: </text:p>
            <text:p text:style-name="P12">¿Qué tan preciso le pareció a usted el aprendizaje adquirido?</text:p>
            <text:p text:style-name="P1"><text:span text:style-name="T9">¿Qué tan claro fue para usted el aprendizaje adquirido?</text:span></text:p>
            <text:p text:style-name="P1"><text:span text:style-name="T9">¿Qué tan bien se considera que el discente ha comprendido el concepto, y la aplicación de las variables aleatorias discreta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8"><text:span text:style-name="T9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9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0">(U) Instrumentos de evaluación </text:p>
          </table:table-cell>
          <table:covered-table-cell/>
          <table:table-cell table:style-name="Tabla1.A1" table:number-columns-spanned="2" office:value-type="string">
            <text:p text:style-name="P51"><text:span text:style-name="T9">(V)Producto final:</text:span><text:span text:style-name="T11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9">( <text:s/>) </text:span></text:p>
          </table:table-cell>
          <table:table-cell table:style-name="Tabla1.D20" table:number-rows-spanned="3" table:number-columns-spanned="3" office:value-type="string">
            <text:p text:style-name="P18">Regulación retroactiva (programar actividades de refuerzo después de realizar la evaluación).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2497760535" text:style-name="WW8Num4">
              <text:list-item>
                <text:p text:style-name="P52"><text:span text:style-name="T5">Lista de cotejo o verificación.</text:span></text:p>
              </text:list-item>
              <text:list-item>
                <text:p text:style-name="P53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10">Problemas resueltos en donde se utilicen variables aleatorias discretas.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9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2"><text:span text:style-name="T9">(X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8"><text:s/></text:p>
            <text:p text:style-name="P2"><text:span text:style-name="T5">(W)Elaboró: Mediador.</text:span></text:p>
            <text:p text:style-name="P2"><text:span text:style-name="T5">C. I.I. en E. </text:span></text:p>
            <text:p text:style-name="P2"/>
            <text:p text:style-name="P55">Lamberto Maza Casas</text:p>
            <text:p text:style-name="P54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8"><text:s/></text:p>
            <text:p text:style-name="P8"><text:s/>Vo. <text:s text:c="17"/>Bo. </text:p>
            <text:p text:style-name="P2"><text:span text:style-name="T5">EL Tte. Cor. I. I., Jefe Sec. Académica. </text:span></text:p>
            <text:p text:style-name="P2"/>
            <text:p text:style-name="P56"><text:span text:style-name="T5">Omar Luna Ramírez</text:span></text:p>
            <text:p text:style-name="P56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7:57:00</dc:date>
    <meta:print-date>2019-10-03T23:31:00</meta:print-date>
    <meta:editing-cycles>206</meta:editing-cycles>
    <meta:editing-duration>PT11H26M</meta:editing-duration>
    <meta:document-statistic meta:table-count="1" meta:image-count="0" meta:object-count="0" meta:page-count="3" meta:paragraph-count="86" meta:word-count="448" meta:character-count="3413" meta:non-whitespace-character-count="2552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